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19mm"/>
    </style:style>
    <style:style style:name="co2" style:family="table-column">
      <style:table-column-properties fo:break-before="auto" style:column-width="21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mall" table:style-name="ta1">
        <table:shapes>
          <draw:frame draw:z-index="0" draw:style-name="gr1" draw:text-style-name="P1" svg:width="159.92mm" svg:height="90.04mm" svg:x="87.53mm" svg:y="7.44mm">
            <loext:p draw:notify-on-update-of-ranges="small.A1:small.A18 small.B1:small.B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9.847" calcext:value-type="float">
            <text:p>29,847</text:p>
          </table:table-cell>
        </table:table-row>
        <table:table-row table:style-name="ro1">
          <table:table-cell office:value-type="float" office:value="20001" calcext:value-type="float">
            <text:p>20001</text:p>
          </table:table-cell>
          <table:table-cell office:value-type="float" office:value="40.4511" calcext:value-type="float">
            <text:p>40,4511</text:p>
          </table:table-cell>
        </table:table-row>
        <table:table-row table:style-name="ro1">
          <table:table-cell office:value-type="float" office:value="20002" calcext:value-type="float">
            <text:p>20002</text:p>
          </table:table-cell>
          <table:table-cell office:value-type="float" office:value="51.9836" calcext:value-type="float">
            <text:p>51,9836</text:p>
          </table:table-cell>
        </table:table-row>
        <table:table-row table:style-name="ro1">
          <table:table-cell office:value-type="float" office:value="20003" calcext:value-type="float">
            <text:p>20003</text:p>
          </table:table-cell>
          <table:table-cell office:value-type="float" office:value="64.3307" calcext:value-type="float">
            <text:p>64,3307</text:p>
          </table:table-cell>
        </table:table-row>
        <table:table-row table:style-name="ro1">
          <table:table-cell office:value-type="float" office:value="20004" calcext:value-type="float">
            <text:p>20004</text:p>
          </table:table-cell>
          <table:table-cell office:value-type="float" office:value="77.4254" calcext:value-type="float">
            <text:p>77,4254</text:p>
          </table:table-cell>
        </table:table-row>
        <table:table-row table:style-name="ro1">
          <table:table-cell office:value-type="float" office:value="20005" calcext:value-type="float">
            <text:p>20005</text:p>
          </table:table-cell>
          <table:table-cell office:value-type="float" office:value="90.8866" calcext:value-type="float">
            <text:p>90,8866</text:p>
          </table:table-cell>
        </table:table-row>
        <table:table-row table:style-name="ro1">
          <table:table-cell office:value-type="float" office:value="20006" calcext:value-type="float">
            <text:p>20006</text:p>
          </table:table-cell>
          <table:table-cell office:value-type="float" office:value="105.8824" calcext:value-type="float">
            <text:p>105,8824</text:p>
          </table:table-cell>
        </table:table-row>
        <table:table-row table:style-name="ro1">
          <table:table-cell office:value-type="float" office:value="20007" calcext:value-type="float">
            <text:p>20007</text:p>
          </table:table-cell>
          <table:table-cell office:value-type="float" office:value="119.7483" calcext:value-type="float">
            <text:p>119,7483</text:p>
          </table:table-cell>
        </table:table-row>
        <table:table-row table:style-name="ro1">
          <table:table-cell office:value-type="float" office:value="20008" calcext:value-type="float">
            <text:p>20008</text:p>
          </table:table-cell>
          <table:table-cell office:value-type="float" office:value="135.1878" calcext:value-type="float">
            <text:p>135,1878</text:p>
          </table:table-cell>
        </table:table-row>
        <table:table-row table:style-name="ro1">
          <table:table-cell office:value-type="float" office:value="20009" calcext:value-type="float">
            <text:p>20009</text:p>
          </table:table-cell>
          <table:table-cell office:value-type="float" office:value="150.7372" calcext:value-type="float">
            <text:p>150,7372</text:p>
          </table:table-cell>
        </table:table-row>
        <table:table-row table:style-name="ro1">
          <table:table-cell office:value-type="float" office:value="20010" calcext:value-type="float">
            <text:p>20010</text:p>
          </table:table-cell>
          <table:table-cell office:value-type="float" office:value="173.4721" calcext:value-type="float">
            <text:p>173,4721</text:p>
          </table:table-cell>
        </table:table-row>
        <table:table-row table:style-name="ro1">
          <table:table-cell office:value-type="float" office:value="20011" calcext:value-type="float">
            <text:p>20011</text:p>
          </table:table-cell>
          <table:table-cell office:value-type="float" office:value="198.9114" calcext:value-type="float">
            <text:p>198,9114</text:p>
          </table:table-cell>
        </table:table-row>
        <table:table-row table:style-name="ro1">
          <table:table-cell office:value-type="float" office:value="20012" calcext:value-type="float">
            <text:p>20012</text:p>
          </table:table-cell>
          <table:table-cell office:value-type="float" office:value="364.6248" calcext:value-type="float">
            <text:p>364,6248</text:p>
          </table:table-cell>
        </table:table-row>
        <table:table-row table:style-name="ro1">
          <table:table-cell office:value-type="float" office:value="20013" calcext:value-type="float">
            <text:p>20013</text:p>
          </table:table-cell>
          <table:table-cell office:value-type="float" office:value="1078.8476" calcext:value-type="float">
            <text:p>1078,8476</text:p>
          </table:table-cell>
        </table:table-row>
        <table:table-row table:style-name="ro1">
          <table:table-cell office:value-type="float" office:value="20014" calcext:value-type="float">
            <text:p>20014</text:p>
          </table:table-cell>
          <table:table-cell office:value-type="float" office:value="1175.1823" calcext:value-type="float">
            <text:p>1175,1823</text:p>
          </table:table-cell>
        </table:table-row>
        <table:table-row table:style-name="ro1">
          <table:table-cell office:value-type="float" office:value="20015" calcext:value-type="float">
            <text:p>20015</text:p>
          </table:table-cell>
          <table:table-cell office:value-type="float" office:value="1234.1802" calcext:value-type="float">
            <text:p>1234,1802</text:p>
          </table:table-cell>
        </table:table-row>
        <table:table-row table:style-name="ro1">
          <table:table-cell office:value-type="float" office:value="20016" calcext:value-type="float">
            <text:p>20016</text:p>
          </table:table-cell>
          <table:table-cell office:value-type="float" office:value="1352.0219" calcext:value-type="float">
            <text:p>1352,0219</text:p>
          </table:table-cell>
        </table:table-row>
        <table:table-row table:style-name="ro1">
          <table:table-cell office:value-type="float" office:value="20017" calcext:value-type="float">
            <text:p>20017</text:p>
          </table:table-cell>
          <table:table-cell office:value-type="float" office:value="1420.8331" calcext:value-type="float">
            <text:p>1420,83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fr" fo:country="FR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fr" fo:country="FR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2T08:11:32.687772965</dc:date>
    <meta:editing-duration>PT4M25S</meta:editing-duration>
    <meta:editing-cycles>1</meta:editing-cycles>
    <meta:document-statistic meta:table-count="1" meta:cell-count="36" meta:object-count="1"/>
    <meta:generator>LibreOffice/5.2.5.1$Linux_X86_64 LibreOffice_project/2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scatter" chart:style-name="ch1">
        <chart:title svg:x="6.181cm" svg:y="0.396cm" chart:style-name="ch2">
          <text:p>sysbench small</text:p>
        </chart:title>
        <chart:legend chart:legend-position="end" svg:x="12.982cm" svg:y="4.203cm" style:legend-expansion="high" chart:style-name="ch3"/>
        <chart:plot-area chart:style-name="ch4" table:cell-range-address="small.A1:small.B18" chart:data-source-has-labels="column" svg:x="1.33cm" svg:y="1.301cm" svg:width="11.333cm" svg:height="6.543cm">
          <chartooo:coordinate-region svg:x="2.216cm" svg:y="1.5cm" svg:width="9.704cm" svg:height="5.697cm"/>
          <chart:axis chart:dimension="x" chart:name="primary-x" chart:style-name="ch5" chartooo:axis-type="auto">
            <chart:title svg:x="6.079cm" svg:y="8.024cm" chart:style-name="ch6">
              <text:p>max prime</text:p>
            </chart:title>
            <chart:categories table:cell-range-address="small.A1:small.A18"/>
          </chart:axis>
          <chart:axis chart:dimension="y" chart:name="primary-y" chart:style-name="ch5">
            <chart:title svg:x="0.451cm" svg:y="4.986cm" chart:style-name="ch7">
              <text:p>time</text:p>
            </chart:title>
            <chart:grid chart:style-name="ch8" chart:class="major"/>
          </chart:axis>
          <chart:series chart:style-name="ch9" chart:values-cell-range-address="small.B1:small.B18" chart:class="chart:scatter">
            <chart:domain table:cell-range-address="small.A1:small.A18"/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0000">
                <text:p>20000</text:p>
                <draw:g>
                  <svg:desc>small.A1:small.A18</svg:desc>
                </draw:g>
              </table:table-cell>
              <table:table-cell office:value-type="float" office:value="29.847">
                <text:p>29.847</text:p>
                <draw:g>
                  <svg:desc>small.B1:small.B18</svg:desc>
                </draw:g>
              </table:table-cell>
            </table:table-row>
            <table:table-row>
              <table:table-cell office:value-type="float" office:value="20001">
                <text:p>20001</text:p>
              </table:table-cell>
              <table:table-cell office:value-type="float" office:value="40.4511">
                <text:p>40.4511</text:p>
              </table:table-cell>
            </table:table-row>
            <table:table-row>
              <table:table-cell office:value-type="float" office:value="20002">
                <text:p>20002</text:p>
              </table:table-cell>
              <table:table-cell office:value-type="float" office:value="51.9836">
                <text:p>51.9836</text:p>
              </table:table-cell>
            </table:table-row>
            <table:table-row>
              <table:table-cell office:value-type="float" office:value="20003">
                <text:p>20003</text:p>
              </table:table-cell>
              <table:table-cell office:value-type="float" office:value="64.3307">
                <text:p>64.3307</text:p>
              </table:table-cell>
            </table:table-row>
            <table:table-row>
              <table:table-cell office:value-type="float" office:value="20004">
                <text:p>20004</text:p>
              </table:table-cell>
              <table:table-cell office:value-type="float" office:value="77.4254">
                <text:p>77.4254</text:p>
              </table:table-cell>
            </table:table-row>
            <table:table-row>
              <table:table-cell office:value-type="float" office:value="20005">
                <text:p>20005</text:p>
              </table:table-cell>
              <table:table-cell office:value-type="float" office:value="90.8866">
                <text:p>90.8866</text:p>
              </table:table-cell>
            </table:table-row>
            <table:table-row>
              <table:table-cell office:value-type="float" office:value="20006">
                <text:p>20006</text:p>
              </table:table-cell>
              <table:table-cell office:value-type="float" office:value="105.8824">
                <text:p>105.8824</text:p>
              </table:table-cell>
            </table:table-row>
            <table:table-row>
              <table:table-cell office:value-type="float" office:value="20007">
                <text:p>20007</text:p>
              </table:table-cell>
              <table:table-cell office:value-type="float" office:value="119.7483">
                <text:p>119.7483</text:p>
              </table:table-cell>
            </table:table-row>
            <table:table-row>
              <table:table-cell office:value-type="float" office:value="20008">
                <text:p>20008</text:p>
              </table:table-cell>
              <table:table-cell office:value-type="float" office:value="135.1878">
                <text:p>135.1878</text:p>
              </table:table-cell>
            </table:table-row>
            <table:table-row>
              <table:table-cell office:value-type="float" office:value="20009">
                <text:p>20009</text:p>
              </table:table-cell>
              <table:table-cell office:value-type="float" office:value="150.7372">
                <text:p>150.7372</text:p>
              </table:table-cell>
            </table:table-row>
            <table:table-row>
              <table:table-cell office:value-type="float" office:value="20010">
                <text:p>20010</text:p>
              </table:table-cell>
              <table:table-cell office:value-type="float" office:value="173.4721">
                <text:p>173.4721</text:p>
              </table:table-cell>
            </table:table-row>
            <table:table-row>
              <table:table-cell office:value-type="float" office:value="20011">
                <text:p>20011</text:p>
              </table:table-cell>
              <table:table-cell office:value-type="float" office:value="198.9114">
                <text:p>198.9114</text:p>
              </table:table-cell>
            </table:table-row>
            <table:table-row>
              <table:table-cell office:value-type="float" office:value="20012">
                <text:p>20012</text:p>
              </table:table-cell>
              <table:table-cell office:value-type="float" office:value="364.6248">
                <text:p>364.6248</text:p>
              </table:table-cell>
            </table:table-row>
            <table:table-row>
              <table:table-cell office:value-type="float" office:value="20013">
                <text:p>20013</text:p>
              </table:table-cell>
              <table:table-cell office:value-type="float" office:value="1078.8476">
                <text:p>1078.8476</text:p>
              </table:table-cell>
            </table:table-row>
            <table:table-row>
              <table:table-cell office:value-type="float" office:value="20014">
                <text:p>20014</text:p>
              </table:table-cell>
              <table:table-cell office:value-type="float" office:value="1175.1823">
                <text:p>1175.1823</text:p>
              </table:table-cell>
            </table:table-row>
            <table:table-row>
              <table:table-cell office:value-type="float" office:value="20015">
                <text:p>20015</text:p>
              </table:table-cell>
              <table:table-cell office:value-type="float" office:value="1234.1802">
                <text:p>1234.1802</text:p>
              </table:table-cell>
            </table:table-row>
            <table:table-row>
              <table:table-cell office:value-type="float" office:value="20016">
                <text:p>20016</text:p>
              </table:table-cell>
              <table:table-cell office:value-type="float" office:value="1352.0219">
                <text:p>1352.0219</text:p>
              </table:table-cell>
            </table:table-row>
            <table:table-row>
              <table:table-cell office:value-type="float" office:value="20017">
                <text:p>20017</text:p>
              </table:table-cell>
              <table:table-cell office:value-type="float" office:value="1420.8331">
                <text:p>1420.83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